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NSimSun" svg:font-family="NSimSun, monospace"/>
    <style:font-face style:name="OpenSymbol" svg:font-family="OpenSymbol"/>
    <style:font-face style:name="Segoe UI" svg:font-family="'Segoe UI'"/>
    <style:font-face style:name="Arial2" svg:font-family="Arial" style:font-family-generic="swiss"/>
    <style:font-face style:name="Consolas" svg:font-family="Consolas" style:font-family-generic="modern" style:font-pitch="fixed"/>
    <style:font-face style:name="Courier New" svg:font-family="'Courier New'" style:font-family-generic="modern" style:font-pitch="fixed"/>
    <style:font-face style:name="Consolas1" svg:font-family="Consolas" style:font-family-generic="swiss" style:font-pitch="fixed"/>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wiss" style:font-pitch="variable"/>
    <style:font-face style:name="Arial Black" svg:font-family="'Arial Black'" style:font-family-generic="swiss" style:font-pitch="variable"/>
    <style:font-face style:name="Arial1" svg:font-family="Arial" style:font-family-generic="system" style:font-pitch="variable"/>
    <style:font-face style:name="SimSun" svg:font-family="SimSun" style:font-family-generic="system" style:font-pitch="variable"/>
  </office:font-face-decls>
  <office:automatic-styles>
    <style:style style:name="P1" style:family="paragraph" style:parent-style-name="Horizontal_20_Line">
      <style:text-properties style:font-name="Arial" fo:language="en" fo:country="GB"/>
    </style:style>
    <style:style style:name="P2" style:family="paragraph" style:parent-style-name="Text_20_body">
      <style:paragraph-properties fo:line-height="115%"/>
      <style:text-properties style:font-name="Arial" fo:language="en" fo:country="GB"/>
    </style:style>
    <style:style style:name="P3" style:family="paragraph" style:parent-style-name="Text_20_body">
      <style:paragraph-properties fo:line-height="115%" fo:text-align="center" style:justify-single-word="false"/>
      <style:text-properties style:font-name="Arial" fo:language="en" fo:country="GB"/>
    </style:style>
    <style:style style:name="P4" style:family="paragraph" style:parent-style-name="Text_20_body">
      <style:paragraph-properties fo:line-height="115%" fo:text-align="start" style:justify-single-word="false"/>
      <style:text-properties style:font-name="Arial" fo:language="en" fo:country="GB"/>
    </style:style>
    <style:style style:name="P5" style:family="paragraph" style:parent-style-name="Text_20_body" style:master-page-name="HTML">
      <style:paragraph-properties fo:line-height="115%" fo:text-align="center" style:justify-single-word="false" style:page-number="auto"/>
      <style:text-properties style:font-name="Arial" fo:font-size="14pt" fo:language="en" fo:country="GB" fo:font-weight="bold" style:font-size-asian="14pt" style:font-weight-asian="bold" style:font-size-complex="14pt" style:font-weight-complex="bold"/>
    </style:style>
    <style:style style:name="P6" style:family="paragraph" style:parent-style-name="Text_20_body" style:list-style-name="L1">
      <style:paragraph-properties fo:line-height="115%"/>
      <style:text-properties style:font-name="Arial" fo:language="en" fo:country="GB"/>
    </style:style>
    <style:style style:name="P7" style:family="paragraph" style:parent-style-name="Text_20_body" style:list-style-name="L2">
      <style:paragraph-properties fo:line-height="115%"/>
      <style:text-properties style:font-name="Arial" fo:language="en" fo:country="GB"/>
    </style:style>
    <style:style style:name="P8" style:family="paragraph" style:parent-style-name="Text_20_body" style:list-style-name="L1">
      <style:paragraph-properties fo:margin-top="0cm" fo:margin-bottom="0cm" fo:line-height="115%"/>
      <style:text-properties style:font-name="Arial" fo:language="en" fo:country="GB"/>
    </style:style>
    <style:style style:name="P9" style:family="paragraph" style:parent-style-name="Text_20_body" style:list-style-name="L2">
      <style:paragraph-properties fo:margin-top="0cm" fo:margin-bottom="0cm" fo:line-height="115%"/>
      <style:text-properties style:font-name="Arial" fo:language="en" fo:country="GB"/>
    </style:style>
    <style:style style:name="P10" style:family="paragraph" style:parent-style-name="Text_20_body" style:list-style-name="L2">
      <style:paragraph-properties fo:margin-top="0cm" fo:margin-bottom="0cm" fo:line-height="115%"/>
      <style:text-properties style:font-name="Arial" fo:language="en" fo:country="GB" fo:font-weight="bold"/>
    </style:style>
    <style:style style:name="P11" style:family="paragraph" style:parent-style-name="Text_20_body" style:list-style-name="L2">
      <style:paragraph-properties fo:margin-top="0cm" fo:margin-bottom="0cm" fo:line-height="115%"/>
    </style:style>
    <style:style style:name="P12" style:family="paragraph" style:parent-style-name="Text_20_body" style:list-style-name="L4">
      <style:paragraph-properties fo:margin-top="0cm" fo:margin-bottom="0cm" fo:line-height="115%"/>
    </style:style>
    <style:style style:name="P13" style:family="paragraph" style:parent-style-name="Text_20_body" style:list-style-name="L6">
      <style:paragraph-properties fo:margin-top="0cm" fo:margin-bottom="0cm" fo:line-height="115%"/>
    </style:style>
    <style:style style:name="P14" style:family="paragraph" style:parent-style-name="Text_20_body" style:list-style-name="L2">
      <style:paragraph-properties fo:margin-top="0cm" fo:margin-bottom="0cm" fo:line-height="115%"/>
      <style:text-properties style:use-window-font-color="true" style:font-name="Arial" fo:language="en" fo:country="GB"/>
    </style:style>
    <style:style style:name="T1" style:family="text">
      <style:text-properties fo:color="#000000"/>
    </style:style>
    <style:style style:name="T2" style:family="text">
      <style:text-properties fo:color="#000000" fo:font-style="italic"/>
    </style:style>
    <style:style style:name="T3" style:family="text">
      <style:text-properties fo:color="#000000" fo:font-weight="bold"/>
    </style:style>
    <style:style style:name="T4" style:family="text">
      <style:text-properties fo:color="#000000" style:font-name="Consolas1" fo:font-size="9.5pt" fo:language="en" fo:country="GB" style:font-name-asian="Consolas1" style:font-size-asian="9.5pt" style:font-name-complex="Consolas1" style:font-size-complex="9.5pt"/>
    </style:style>
    <style:style style:name="T5" style:family="text">
      <style:text-properties fo:font-weight="bold"/>
    </style:style>
    <style:style style:name="T6" style:family="text">
      <style:text-properties style:use-window-font-color="true"/>
    </style:style>
    <style:style style:name="T7" style:family="text">
      <style:text-properties style:use-window-font-color="true" fo:font-size="9pt" fo:font-style="italic" fo:font-weight="bold" style:font-size-asian="9pt" style:font-style-asian="italic" style:font-weight-asian="bold" style:font-size-complex="9pt" style:font-style-complex="italic" style:font-weight-complex="bold"/>
    </style:style>
    <style:style style:name="T8" style:family="text">
      <style:text-properties style:use-window-font-color="true" fo:font-size="9pt" fo:font-weight="bold" style:font-size-asian="9pt" style:font-weight-asian="bold" style:font-size-complex="9pt" style:font-weight-complex="bold"/>
    </style:style>
    <style:style style:name="T9" style:family="text">
      <style:text-properties fo:font-size="9pt" fo:font-weight="bold" style:font-size-asian="9pt" style:font-weight-asian="bold" style:font-size-complex="9pt" style:font-weight-complex="bold"/>
    </style:style>
    <style:style style:name="T10" style:family="text">
      <style:text-properties fo:font-size="9pt" fo:font-style="italic" fo:font-weight="bold" style:font-size-asian="9pt" style:font-style-asian="italic" style:font-weight-asian="bold" style:font-size-complex="9pt" style:font-style-complex="italic" style:font-weight-complex="bold"/>
    </style:style>
    <style:style style:name="T11" style:family="text">
      <style:text-properties style:font-name-asian="SimSun" style:font-name-complex="Arial1"/>
    </style:style>
    <style:style style:name="T12" style:family="text">
      <style:text-properties style:font-name-asian="Segoe UI" style:font-name-complex="Segoe UI"/>
    </style:style>
    <style:style style:name="T13" style:family="text">
      <style:text-properties style:font-name="Arial" fo:language="en" fo:country="GB"/>
    </style:style>
    <style:style style:name="T14" style:family="text">
      <style:text-properties style:font-name="Arial" fo:language="en" fo:country="GB" fo:font-weight="bold"/>
    </style:style>
    <style:style style:name="T15" style:family="text">
      <style:text-properties style:font-name="Arial" fo:language="en" fo:country="GB" fo:font-weight="bold" style:font-weight-asian="bold" style:font-weight-complex="bold"/>
    </style:style>
    <style:style style:name="T16" style:family="text">
      <style:text-properties style:font-name="Arial" fo:language="en" fo:country="GB" fo:font-style="italic" style:font-style-asian="italic" style:font-style-complex="italic"/>
    </style:style>
    <style:style style:name="T17" style:family="text">
      <style:text-properties style:font-name="Arial" fo:language="en" fo:country="GB" fo:font-weight="normal" style:font-weight-asian="normal" style:font-weight-complex="normal"/>
    </style:style>
    <style:style style:name="T18" style:family="text">
      <style:text-properties style:font-name="Arial" fo:font-size="12pt" fo:language="en" fo:country="GB" style:font-size-asian="12pt" style:font-size-complex="12pt"/>
    </style:style>
    <style:style style:name="T19" style:family="text">
      <style:text-properties style:font-name="Arial" fo:font-size="12pt" fo:language="en" fo:country="GB" fo:font-style="italic" style:font-size-asian="12pt" style:font-style-asian="italic" style:font-size-complex="12pt" style:font-style-complex="italic"/>
    </style:style>
    <style:style style:name="T20" style:family="text">
      <style:text-properties style:font-name="Consolas" fo:font-size="8pt" fo:language="en" fo:country="GB" style:font-size-asian="8pt" style:font-size-complex="8pt"/>
    </style:style>
    <style:style style:name="T21" style:family="text">
      <style:text-properties fo:color="#a31515" style:font-name="Consolas1" fo:font-size="9.5pt" fo:language="en" fo:country="GB" style:font-name-asian="Consolas1" style:font-size-asian="9.5pt" style:font-name-complex="Consolas1" style:font-size-complex="9.5pt"/>
    </style:style>
    <text:list-style style:name="L1">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AssistantPerformerTestSite<text:line-break/>TODO</text:p>
      <text:p text:style-name="P3"><text:span text:style-name="T9">The master copy of this file is kept in the<text:line-break/></text:span><text:span text:style-name="T10">VisualStudio</text:span><text:span text:style-name="T7">/.../AssistantPerformerTestSite<text:line-break/></text:span><text:span text:style-name="T8">f</text:span><text:span text:style-name="T9">older on my main computer.<text:line-break/>(The file's version history is stored in the Team Explorer repository.)<text:line-break/></text:span></text:p>
      <text:p text:style-name="P4"><text:line-break/>(See TODO below)</text:p>
      <text:p text:style-name="P1"/>
      <text:p text:style-name="P4">DONE:</text:p>
      <text:list xml:id="list2822612894961301390" text:style-name="L1">
        <text:list-item>
          <text:p text:style-name="P8">(October 2018) Upgraded all Javascript code to ES6 in directory es6 </text:p>
        </text:list-item>
        <text:list-item>
          <text:p text:style-name="P8">Edit a score of Study 2, to include region definitions. </text:p>
        </text:list-item>
        <text:list-item>
          <text:p text:style-name="P8"><text:span text:style-name="T1">Edit the score.js code to read the region definitions in scores. (Using the edited Study 2 score for testing)</text:span> </text:p>
        </text:list-item>
        <text:list-item>
          <text:p text:style-name="P8">Upgraded Moritz to write such scores. Tombeau1 now defines such regions.</text:p>
        </text:list-item>
        <text:list-item>
          <text:p text:style-name="P8"><text:span text:style-name="T1">Corrected a bug in AP: Page now scroll upwards if, when the cursor moves backwards, it goes off screen.</text:span> </text:p>
        </text:list-item>
        <text:list-item>
          <text:p text:style-name="P8"><text:span text:style-name="T1">Archived the redundant ap and typescript directories.</text:span> </text:p>
        </text:list-item>
        <text:list-item>
          <text:p text:style-name="P8"><text:span text:style-name="T1">Reprogramed Moritz and the AP so that region start and end points are limited to barline msPositions.</text:span> </text:p>
        </text:list-item>
        <text:list-item>
          <text:p text:style-name="P8"><text:span text:style-name="T1">Deleted the </text:span><text:span text:style-name="T2">Study 2 with Regions</text:span><text:span text:style-name="T1"> score.<text:line-break/>Regions testing is now done in Tombeau 1.</text:span> </text:p>
        </text:list-item>
        <text:list-item>
          <text:p text:style-name="P8"><text:span text:style-name="T1">Moritz now draws special (double)barlines at the beginnings and ends of Regions. Scores now contain class information for these.</text:span> </text:p>
        </text:list-item>
        <text:list-item>
          <text:p text:style-name="P8"><text:span text:style-name="T1">Reprogrammed the AP's setStartMarker  and setEndMarker tools to take account of Regions in the score. If there is more than one Region at the clicked point in the score, a popup appears in which a particular Region must be selected. The StartMarker and EndMarker now display the Region's name next to the disc or square at their tops...</text:span> </text:p>
        </text:list-item>
        <text:list-item>
          <text:p text:style-name="P8"><text:span text:style-name="T1">While performing, the start and end regionInfo strings that correspond to the currently performing region are highlighted (displayed as bold red text).</text:span> </text:p>
        </text:list-item>
        <text:list-item>
          <text:p text:style-name="P8"><text:span text:style-name="T1">Debugged Keyboard1. (MidiObjects now have a systemIndex attribute, but only for Keyboard1).</text:span> </text:p>
        </text:list-item>
        <text:list-item>
          <text:p text:style-name="P8"><text:span text:style-name="T1">The endMarker now has a disc, not a square at the top.</text:span> </text:p>
        </text:list-item>
        <text:list-item>
          <text:p text:style-name="P8"><text:span text:style-name="T1">The conductor option has been completely reprogrammed in terms of the Cursor class, and the RunningMarker class has been removed. The startMarker and endMarker contnue to work predictably, also for the Conductor.</text:span> </text:p>
        </text:list-item>
        <text:list-item>
          <text:p text:style-name="P8">Regions are now working correctly. I currently  see no need for further programming there.</text:p>
        </text:list-item>
        <text:list-item>
          <text:p text:style-name="P8"><text:span text:style-name="T1">[18.11. 2018] The conductor now has two modes (which can be toggled using a mouse-click while conducting):</text:span> </text:p>
          <text:list>
            <text:list-item>
              <text:p text:style-name="P8"><text:span text:style-name="T5">conductCreep</text:span>: in which the increase in conductor.now() (i.e. deltaTime) is directly proportional to the distance travelled by the mouse. The mouse drags the cursor. </text:p>
            </text:list-item>
            <text:list-item>
              <text:p text:style-name="P8"><text:span text:style-name="T3">conductTime</text:span><text:span text:style-name="T1">: in which conductor.now() is a function of performance.now() and the horizontal position of the mouse. The mouse acts like the global speed slider: when the mouse is on the left, the performance is slower than when it is on the right.</text:span> </text:p>
              <text:list>
                <text:list-item>
                  <text:p text:style-name="P8">There is a basic speed set by the AssistanPerformer's speed slider.</text:p>
                </text:list-item>
                <text:list-item>
                  <text:p text:style-name="P8">Performance.now() is used to calculate time-deltas between calls to the conductor's event handler. </text:p>
                </text:list-item>
                <text:list-item>
                  <text:p text:style-name="P8">The conductor.now() value (the running total time) is incremented by a simple function of time-delta and e.clientX. Note: </text:p>
                </text:list-item>
                <text:list-item>
                  <text:p text:style-name="P8">The performance.now and basic speed values are like the momentum of an orchestra's tempo, that can be changed (within limits) by the conductor. </text:p>
                </text:list-item>
                <text:list-item>
                  <text:p text:style-name="P8">The value of conductor.now() is subjective time, unrelated to the absolute value of performance.now(). It depends on the conductor's will, visual feedback from the score and aural feedback from the performance. Are the values of conductor.now() computable numbers (in the strict Turing sense)? :-)) </text:p>
                </text:list-item>
              </text:list>
            </text:list-item>
          </text:list>
        </text:list-item>
        <text:list-item>
          <text:p text:style-name="P6">[20.11.2018]: ES6 Promises are now used to load soundFonts. Currently, the AP only loads one soundFont (the Grand Piano), but this may change -- in which case (concurrent) promises are a much better solution than the previous (recursive, sequential) solution.<text:line-break/></text:p>
        </text:list-item>
      </text:list>
      <text:p text:style-name="P1"/>
      <text:p text:style-name="P2">TODO:</text:p>
      <text:list xml:id="list4684249994886312201" text:style-name="L2">
        <text:list-item>
          <text:p text:style-name="P9">[22.11.2018] The <text:span text:style-name="T5">Mouse</text:span> <text:span text:style-name="T5">conductAcceleration</text:span> mode has been integrated into the AP code, with the conducting mode rotating <text:span text:style-name="T11">per conductor´s mouseClick:</text:span> (conductTimer<text:span text:style-name="T12">→</text:span><text:span text:style-name="T11">conductCreep</text:span><text:span text:style-name="T12">→</text:span><text:span text:style-name="T11">conductAcceleration).<text:line-break/>The TimeMarker graphics – including a new cursor (A turned 90º) --, and the relation timeMarker</text:span><text:span text:style-name="T12">→</text:span><text:span text:style-name="T11">conductor</text:span><text:span text:style-name="T12">→</text:span><text:span text:style-name="T11">controls code, are complete and working, but the </text:span>conductor.conductAcceleration() function is currently just a dummy stub that is a duplicate of the conductor.conductCreep() code.<text:line-break/>TODO: Complete the <text:span text:style-name="T5">Mouse</text:span> <text:span text:style-name="T5">conductAcceleration</text:span> mode by replacing t<text:span text:style-name="T11">he dummy </text:span>conductor.conductAcceleration() code.<text:line-break/>Algorithm: In this mode, the change of conductor.now() speed (=acceleration) is proportional to the speed of the mouse. In other words: If the mouse position does not change, neither does the speed of conductor.now(). If the mouse position changes, conductor.now()'s speed factor (re performance.now()) changes in proportion to the mouse's speed. So a swift jerk of the mouse increases the conductor's speed dramatically, while slower mouse movements slow the conductor down. Possibly, the direction (l<text:span text:style-name="T12">→</text:span>r or r<text:span text:style-name="T12">→</text:span>l) could define the acceleration´s sign. Possibly the mode will only be active when a particular qwerty key is depressed. </text:p>
        </text:list-item>
        <text:list-item>
          <text:p text:style-name="P9">I think the rotation of modes using a mouse click is a bad idea. It would be better to be able to change modes arbitrarily using qwerty key presses... Check that this can be made to work.</text:p>
        </text:list-item>
        <text:list-item>
          <text:p text:style-name="P11"><text:span text:style-name="monotype"><text:span text:style-name="T18">In Controls.js: create a new, enum-like object, parallel to conductingModes, called performanceModes containing:<text:line-break/> </text:span></text:span><text:span text:style-name="monotype"><text:span text:style-name="T20">{machine:0, keyboard1:1, conductor:2}</text:span></text:span><text:span text:style-name="monotype"><text:span text:style-name="T18"><text:line-break/>then simplify the related conditionals in Controls.js. <text:s/>Apropos keyboard1 mode: I think I should keep this paradigm and its scores, in case it should prove useful in future. Possibly “conducting” options can be written for </text:span></text:span><text:span text:style-name="monotype"><text:span text:style-name="T19">score input information</text:span></text:span><text:span text:style-name="monotype"><text:span text:style-name="T18"> where it exists...</text:span></text:span></text:p>
        </text:list-item>
        <text:list-item>
          <text:p text:style-name="P11"><text:span text:style-name="monotype"><text:span text:style-name="T18">Update the Input Device selector logic to contain the following:</text:span></text:span></text:p>
          <text:list>
            <text:list-item>
              <text:p text:style-name="P14">no device (= “machine performance” – time info as embedded in the score)</text:p>
            </text:list-item>
            <text:list-item>
              <text:p text:style-name="P14">mouse+querty</text:p>
            </text:list-item>
            <text:list-item>
              <text:p text:style-name="P9"><text:span text:style-name="T6">R2M+querty – possibly omit this, for the moment. S</text:span>ee the R2M ribbon controller docs</text:p>
            </text:list-item>
            <text:list-item>
              <text:p text:style-name="P11"><text:span text:style-name="monotype"><text:span text:style-name="T18">keyboard (=midi keyboard)</text:span></text:span></text:p>
            </text:list-item>
          </text:list>
          <text:p text:style-name="P11"><text:span text:style-name="monotype"><text:span text:style-name="T18">This distinguishes very clearly between the physical input devices and the “performanceModes”!<text:line-break/>Note that “keyboard could actually be any hardware midi input device. All I'm assuming is that it can create any/all midi messages. This input option could simply be the name of the connected instrument (as at present). “mouse+qwerty” is new, howeer else this is done.</text:span></text:span></text:p>
        </text:list-item>
        <text:list-item>
          <text:p text:style-name="P11"><text:span text:style-name="monotype"><text:span text:style-name="T18">Each of the 3 conducting modes:<text:line-break/> </text:span></text:span><text:span text:style-name="monotype"><text:span text:style-name="T4">{ timer: </text:span></text:span><text:span text:style-name="monotype"><text:span text:style-name="T21">"timer"</text:span></text:span><text:span text:style-name="monotype"><text:span text:style-name="T4">, creep: </text:span></text:span><text:span text:style-name="monotype"><text:span text:style-name="T21">"creep"</text:span></text:span><text:span text:style-name="monotype"><text:span text:style-name="T4">, acceleration: </text:span></text:span><text:span text:style-name="monotype"><text:span text:style-name="T21">"acceleration"</text:span></text:span><text:span text:style-name="monotype"><text:span text:style-name="T4"> </text:span></text:span><text:span text:style-name="monotype"><text:span text:style-name="T20">}<text:line-break/></text:span></text:span><text:span text:style-name="monotype"><text:span text:style-name="T18">should be controllable using each of the input devices in the Input Device Selector.<text:line-break/>These modes might work faster if redfined as:<text:line-break/></text:span></text:span><text:span text:style-name="monotype"><text:span text:style-name="T4">{ timer:0 creep:1, acceleration:2 </text:span></text:span><text:span text:style-name="monotype"><text:span text:style-name="T20">}</text:span></text:span><text:span text:style-name="monotype"><text:span text:style-name="T18"><text:line-break/>so check! Its important that these modes are extensible. Each is associated with its own code in Conductor.js.<text:line-break/>The Input Device “keyboard” can be used for all the conducting modes, so it can be used for both performanceMode.keyboard1 and performanceMode.conductor, without qualification.<text:line-break/>Again, starting from the Input Device selector:</text:span></text:span></text:p>
        </text:list-item>
      </text:list>
      <text:list xml:id="list7310713357714576582" text:style-name="L4">
        <text:list-item>
          <text:list>
            <text:list-item>
              <text:p text:style-name="P12"><text:span text:style-name="monotype"><text:span text:style-name="T18">“no device” would simply perform the durations embedded in each score</text:span></text:span></text:p>
            </text:list-item>
            <text:list-item>
              <text:p text:style-name="P12"><text:span text:style-name="monotype"><text:span text:style-name="T18">The mouse+qwerty, R2M+qwerty and keyboard input devices would each be usable for each of the conducting modes conductTimer, conductCreep and conductAcceleration.</text:span></text:span></text:p>
            </text:list-item>
          </text:list>
        </text:list-item>
      </text:list>
      <text:list xml:id="list8295928996399657525" text:style-name="L6">
        <text:list-item>
          <text:list>
            <text:list-item>
              <text:p text:style-name="P13"><text:span text:style-name="monotype"><text:span text:style-name="T18">The keyboard input device can also be used in performanceMode.keyboard1.</text:span></text:span></text:p>
            </text:list-item>
          </text:list>
        </text:list-item>
      </text:list>
      <text:list xml:id="list40383116" text:continue-list="list4684249994886312201" text:style-name="L2">
        <text:list-item>
          <text:p text:style-name="P11"><text:span text:style-name="T14">keyboard </text:span><text:span text:style-name="T13">and </text:span><text:span text:style-name="T14">QUERTY</text:span><text:span text:style-name="T13"> controllers (hardware devices).<text:line-break/>The keyboard1 event Handler only deals with input from the </text:span><text:span text:style-name="T16">keys</text:span><text:span text:style-name="T13"> on a </text:span><text:span text:style-name="T15">keyboard</text:span><text:span text:style-name="T17"> input device, but the new conductingModes can </text:span><text:span text:style-name="T13">use any of the physical controls (including the keys, wheels and 16 midi control knobs). A conductingMode (=event Handler) could use the keys on the keyboard either as switches (or toggles) or as a bank of keys controlling e.g. speed (low=slow, high=fast) etc.<text:line-break/>The new event handlers (conductingModes) are (and will be) much simpler than k</text:span><text:span text:style-name="T17">eyboard1, since they </text:span><text:span text:style-name="T13">will be designed for single threaded performance and use neither InputChords nor InputStaves. They can therefore be used on all existing scores. Also: The input information for these event handlers can originate from devices other than the keyboard (mouse+qwerty and R2M+qwerty). Each conductor eventHandler will use (define) its own event type, that can be sent from any hardware input device using a handler between the input device and the conductor's event handler. (An event type is defined simply as an ES6 object having particular attributes.)<text:line-break/><text:line-break/><text:line-break/>--------------------------------<text:line-break/> </text:span></text:p>
        </text:list-item>
        <text:list-item>
          <text:p text:style-name="P9">Consider limiting the <text:span text:style-name="T5">Mouse</text:span> to the originally selected mode, rather than using a click to change modes. Maybe leave this decision until after realizing either <text:span text:style-name="T5">Keyboard</text:span> or <text:span text:style-name="T5">QUERTY</text:span> conducting. </text:p>
        </text:list-item>
        <text:list-item>
          <text:p text:style-name="P9">21.11.2018: I think the conducting modes can be associated with specific input device modes.<text:line-break/>For example:</text:p>
          <text:list>
            <text:list-item>
              <text:p text:style-name="P9"><text:span text:style-name="T5">NoConductingDevice </text:span>would use <text:span text:style-name="T5">machine</text:span> (see below)</text:p>
            </text:list-item>
            <text:list-item>
              <text:p text:style-name="P9"><text:span text:style-name="T5">Mouse1</text:span> would use <text:span text:style-name="T5">conductCreep.</text:span> </text:p>
            </text:list-item>
            <text:list-item>
              <text:p text:style-name="P9"><text:span text:style-name="T5">Mouse2</text:span> would use <text:span text:style-name="T5">conductTime.</text:span> </text:p>
            </text:list-item>
            <text:list-item>
              <text:p text:style-name="P9"><text:span text:style-name="T5">Mouse3</text:span> would use <text:span text:style-name="T5">conductAcceleration</text:span> </text:p>
            </text:list-item>
            <text:list-item>
              <text:p text:style-name="P9"><text:span text:style-name="T5">Keyboard1</text:span> would use <text:span text:style-name="T5">conductCreep.</text:span> </text:p>
            </text:list-item>
            <text:list-item>
              <text:p text:style-name="P9"><text:span text:style-name="T5">Keyboard2</text:span> would use <text:span text:style-name="T5">conductTime.</text:span> </text:p>
            </text:list-item>
            <text:list-item>
              <text:p text:style-name="P9"><text:span text:style-name="T5">Keyboard3</text:span> would use <text:span text:style-name="T5">conductAcceleration</text:span> </text:p>
            </text:list-item>
            <text:list-item>
              <text:p text:style-name="P9"><text:span text:style-name="T5">QUERTY1</text:span> would use <text:span text:style-name="T5">conductCreep.</text:span> </text:p>
            </text:list-item>
            <text:list-item>
              <text:p text:style-name="P9"><text:span text:style-name="T5">QUERTY2</text:span> would use <text:span text:style-name="T5">conductTime.</text:span> </text:p>
            </text:list-item>
            <text:list-item>
              <text:p text:style-name="P9"><text:span text:style-name="T5">QUERTY3</text:span> would use <text:span text:style-name="T5">conductAcceleration</text:span> </text:p>
            </text:list-item>
          </text:list>
          <text:p text:style-name="P9">Conducting modes: </text:p>
          <text:list text:continue-numbering="true">
            <text:list-item>
              <text:p text:style-name="P9">The AP's <text:span text:style-name="T5">"startConducting" button</text:span> (at the top of page 2) should really be a <text:span text:style-name="T5">"conductingMode"</text:span> toggle that cycles through the available conducting modes.<text:line-break/>The input device, selected on page 1, would then be simply one of the following:</text:p>
              <text:list>
                <text:list-item>
                  <text:p text:style-name="P10">NoConductingDevice </text:p>
                </text:list-item>
                <text:list-item>
                  <text:p text:style-name="P9"><text:span text:style-name="T5">Mouse</text:span> </text:p>
                </text:list-item>
                <text:list-item>
                  <text:p text:style-name="P10">Keyboard (= E-MU)</text:p>
                </text:list-item>
                <text:list-item>
                  <text:p text:style-name="P10">QUERTY</text:p>
                </text:list-item>
              </text:list>
              <text:p text:style-name="P9">The behaviour of the "Go" and "Stop" buttons would depend on the state of the <text:span text:style-name="T5">"conductingMode" button</text:span> (which should, I think, be moved to the left of the setMarker buttons). </text:p>
            </text:list-item>
            <text:list-item>
              <text:p text:style-name="P9">The states (appearance) of the "conductingMode" toggle would be (maybe in a different order):</text:p>
              <text:list>
                <text:list-item>
                  <text:p text:style-name="P9"> <text:span text:style-name="T5">"machine" </text:span>-- (no conductor) a vertical grey line (like the standard cursor) </text:p>
                </text:list-item>
                <text:list-item>
                  <text:p text:style-name="P11"><text:span text:style-name="T13">"</text:span><text:span text:style-name="T14">conductTime</text:span><text:span text:style-name="T13">" -- a blue </text:span><text:span text:style-name="Teletype"><text:span text:style-name="T13">I</text:span></text:span><text:span text:style-name="T13">-cursor (like the current conductTime cursor) </text:span></text:p>
                </text:list-item>
                <text:list-item>
                  <text:p text:style-name="P9">"<text:span text:style-name="T5">conductCreep</text:span>" -- a blue right-arrow with vertical line (like the current conductCreep cursor) </text:p>
                </text:list-item>
                <text:list-item>
                  <text:p text:style-name="P9">"<text:span text:style-name="T5">conductAcceleration</text:span> " -- a blue "A" (rotated -90º so that it looks like an arrow) next to the vertical line (the "A" would replace the creep mode's arrow) </text:p>
                </text:list-item>
              </text:list>
            </text:list-item>
            <text:list-item>
              <text:p text:style-name="P9">I think it should be possible to select these modes dynamically during a performance with either <text:span text:style-name="T5">Keyboard</text:span> or <text:span text:style-name="T5">QUERTY</text:span>, but that <text:span text:style-name="T5">Mouse</text:span> might be limited to the originally selected mode. (This question needs revisiting once <text:span text:style-name="T5">conductAcceleration</text:span> with the <text:span text:style-name="T5">Mouse </text:span>is working, and I know how mouseClicks are working in that case -- see above) Maybe the <text:span text:style-name="T5">Mouse</text:span> only conducts at all with the left button depressed. Changes of conducting mode could be done with special keys on either <text:span text:style-name="T5">Keyboard </text:span>or <text:span text:style-name="T5">QUERTY</text:span>. Such changes would be reflected dynamically in the appearance of the "conductingMode" toggle.</text:p>
            </text:list-item>
            <text:list-item>
              <text:p text:style-name="P9">possibly re-name <text:span text:style-name="T3">conductTime</text:span><text:span text:style-name="T1"> --&gt; </text:span><text:span text:style-name="T3">conductSpeed</text:span><text:span text:style-name="T1">, so that Creep-&gt;Speed-&gt;Acceleration form a logical sequence (of time-differentials).</text:span></text:p>
            </text:list-item>
          </text:list>
        </text:list-item>
        <text:list-item>
          <text:p text:style-name="P9"><text:span text:style-name="T5">Known Bug</text:span>: The Study 2 soundFont does not load correctly. This may be a bug in the file or in the parser. Its not currently important, since I'm not using it, but it would be nice to be able to play Study 2 on the residentSf2Synth. However, I'm not sure if it supports all the necessary CCs! -- Check!. </text:p>
        </text:list-item>
        <text:list-item>
          <text:p text:style-name="P9">Service the es6 source files: </text:p>
          <text:list>
            <text:list-item>
              <text:p text:style-name="P9">Add a header comment and copyright to all es6 files </text:p>
            </text:list-item>
            <text:list-item>
              <text:p text:style-name="P9">Add standard comments and type checking to all constructors (use instanceof). </text:p>
            </text:list-item>
            <text:list-item>
              <text:p text:style-name="P9">See if any _ (=private) class members in es6 can be moved into the containing module. </text:p>
            </text:list-item>
            <text:list-item>
              <text:p text:style-name="P9">Are there any class attributes that could be made immutable or const? </text:p>
            </text:list-item>
          </text:list>
        </text:list-item>
        <text:list-item>
          <text:p text:style-name="P7">Update the public Assistant Performer and scores with Assistant Performer Test Site code and scores. </text:p>
        </text:list-item>
      </text:list>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NSimSun" svg:font-family="NSimSun, monospace"/>
    <style:font-face style:name="OpenSymbol" svg:font-family="OpenSymbol"/>
    <style:font-face style:name="Segoe UI" svg:font-family="'Segoe UI'"/>
    <style:font-face style:name="Arial2" svg:font-family="Arial" style:font-family-generic="swiss"/>
    <style:font-face style:name="Consolas" svg:font-family="Consolas" style:font-family-generic="modern" style:font-pitch="fixed"/>
    <style:font-face style:name="Courier New" svg:font-family="'Courier New'" style:font-family-generic="modern" style:font-pitch="fixed"/>
    <style:font-face style:name="Consolas1" svg:font-family="Consolas" style:font-family-generic="swiss" style:font-pitch="fixed"/>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wiss" style:font-pitch="variable"/>
    <style:font-face style:name="Arial Black" svg:font-family="'Arial Black'" style:font-family-generic="swiss" style:font-pitch="variable"/>
    <style:font-face style:name="Arial1" svg:font-family="Ari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color="#000000"/>
    </style:style>
    <style:style style:name="Heading" style:family="paragraph" style:parent-style-name="Standard" style:next-style-name="Text_20_body" style:class="text">
      <style:paragraph-properties fo:margin-top="0.423cm" fo:margin-bottom="0.499cm" fo:keep-with-next="always"/>
      <style:text-properties style:font-name="Albany" fo:font-size="14pt" style:font-name-asian="HG Mincho Light J" style:font-size-asian="14pt" style:font-name-complex="Arial Unicode MS" style:font-size-complex="14pt"/>
    </style:style>
    <style:style style:name="Text_20_body" style:display-name="Text body" style:family="paragraph" style:parent-style-name="Standard" style:class="text">
      <style:paragraph-properties fo:margin-top="0cm" fo:margin-bottom="0.499cm"/>
      <style:text-properties fo:color="#000000"/>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class="text">
      <style:text-properties style:font-name="Thorndale" fo:font-size="24pt" fo:font-weight="bold" style:font-name-asian="HG Mincho Light J" style:font-size-asian="24pt" style:font-weight-asian="bold" style:font-name-complex="Arial Unicode MS" style:font-size-complex="24pt" style:font-weight-complex="bold"/>
    </style:style>
    <style:style style:name="Salutation" style:family="paragraph" style:parent-style-name="Standard" style:class="text">
      <style:paragraph-properties text:number-lines="false" text:line-number="0"/>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Teletype" style:family="text">
      <style:text-properties style:font-name="Courier New" style:font-name-asian="NSimSun" style:font-name-complex="Courier New"/>
    </style:style>
    <style:style style:name="Numbering_20_Symbols" style:display-name="Numbering Symbols" style:family="text">
      <style:text-properties style:font-name="Arial Black"/>
    </style:style>
    <style:style style:name="Bullet_20_Symbols" style:display-name="Bullet Symbols" style:family="text">
      <style:text-properties style:font-name="OpenSymbol" style:font-name-asian="OpenSymbol" style:font-name-complex="OpenSymbol"/>
    </style:style>
    <style:style style:name="monotype" style:family="text" style:parent-style-name="Teletype">
      <style:text-properties fo:color="#000000" style:font-name="Courier New" fo:font-size="9pt" style:font-name-asian="NSimSun" style:font-size-asian="9pt" style:font-name-complex="Courier New" style:font-size-complex="9pt"/>
    </style:style>
    <style:style style:name="standard" style:family="text">
      <style:text-properties fo:color="#000000" style:font-name="Arial" fo:language="en" fo:country="GB"/>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TODO Nov 2018</dc:title>
    <dc:creator>James Ingram</dc:creator>
    <dc:date>2018-11-25T20:18:31.22</dc:date>
    <meta:generator>OpenOffice/4.1.1$Win32 OpenOffice.org_project/411m6$Build-9775</meta:generator>
    <meta:editing-duration>PT10H51M31S</meta:editing-duration>
    <meta:editing-cycles>18</meta:editing-cycles>
    <meta:document-statistic meta:table-count="0" meta:image-count="0" meta:object-count="0" meta:page-count="1" meta:paragraph-count="76" meta:word-count="1755" meta:character-count="11097"/>
  </office:meta>
</office:document-meta>
</file>